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CF000001E600303C69B078B74D.png" manifest:media-type="image/png"/>
  <manifest:file-entry manifest:full-path="Pictures/10000201000001EA000001B8F24A63B607E6E79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cm" draw:fill="none" draw:textarea-vertical-align="middle"/>
    </style:style>
    <style:style style:name="gr4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247cm" svg:height="12.856cm" svg:x="10.81cm" svg:y="3.528cm">
          <draw:image xlink:href="Pictures/10000201000001CF000001E600303C69B078B74D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2.961cm" svg:height="11.639cm" svg:x="11.743cm" svg:y="3.974cm">
          <draw:image xlink:href="Pictures/10000201000001EA000001B8F24A63B607E6E798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12.247cm" svg:height="12.856cm" svg:x="11.003cm" svg:y="3.5cm">
          <draw:image xlink:href="Pictures/10000201000001CF000001E600303C69B078B74D.png" xlink:type="simple" xlink:show="embed" xlink:actuate="onLoad" draw:mime-type="image/png">
            <text:p/>
          </draw:image>
        </draw:frame>
        <draw:custom-shape draw:style-name="gr2" draw:text-style-name="P3" draw:layer="layout" svg:width="5.5cm" svg:height="3cm" svg:x="4.5cm" svg:y="8cm">
          <text:p text:style-name="P2"><text:span text:style-name="T1">Exchanges the following information.</text:span></text:p>
          <text:p text:style-name="P2"><text:span text:style-name="T1">&lt;input&gt;</text:span></text:p>
          <text:p text:style-name="P2"><text:span text:style-name="T1"><text:s/></text:span><text:span text:style-name="T1">Force (along body frame) </text:span></text:p>
          <text:p text:style-name="P2"><text:span text:style-name="T1"><text:s/></text:span><text:span text:style-name="T1">Moment (about body frame)</text:span></text:p>
          <text:p text:style-name="P2"><text:span text:style-name="T1">&lt;output&gt;</text:span></text:p>
          <text:p text:style-name="P2"><text:span text:style-name="T1"><text:s/></text:span><text:span text:style-name="T1">Position vector</text:span></text:p>
          <text:p text:style-name="P2"><text:span text:style-name="T1"><text:s/></text:span><text:span text:style-name="T1">Attitude angle vector</text:span></text:p>
          <text:p text:style-name="P2"><text:span text:style-name="T1"><text:s/></text:span><text:span text:style-name="T1">Velocity vector (along body frame)</text:span></text:p>
          <text:p text:style-name="P2"><text:span text:style-name="T1"><text:s/></text:span><text:span text:style-name="T1">Angular velocity vector (along body <text:s/>frame)</text:span></text:p>
          <text:p text:style-name="P2"><text:span text:style-name="T1"><text:s/></text:span><text:span text:style-name="T1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0cm" svg:y1="8.5cm" svg:x2="12cm" svg:y2="9.75cm">
          <text:p/>
        </draw:line>
        <draw:line draw:style-name="gr3" draw:text-style-name="P4" draw:layer="layout" svg:x1="20.25cm" svg:y1="4.5cm" svg:x2="21.5cm" svg:y2="4.75cm">
          <text:p/>
        </draw:line>
        <draw:custom-shape draw:style-name="gr4" draw:text-style-name="P5" draw:layer="layout" svg:width="5.5cm" svg:height="0.5cm" svg:x="14.75cm" svg:y="4.25cm">
          <text:p text:style-name="P2"><text:span text:style-name="T1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5cm" svg:height="1cm" svg:x="14.25cm" svg:y="14.75cm">
          <text:p text:style-name="P2"><text:span text:style-name="T1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1-23T08:28:46.779000000</dc:date>
    <meta:editing-duration>PT15H6M1S</meta:editing-duration>
    <meta:editing-cycles>54</meta:editing-cycles>
    <meta:generator>LibreOffice/7.1.4.2$Windows_X86_64 LibreOffice_project/a529a4fab45b75fefc5b6226684193eb000654f6</meta:generator>
    <meta:document-statistic meta:object-count="9"/>
  </office:meta>
</office:document-meta>
</file>